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adornments="Standard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9966c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measure" style:list-style-name="L1">
      <style:graphic-properties draw:textarea-vertical-align="middle" draw:line-distance="0.9cm"/>
    </style:style>
    <style:style style:name="gr5" style:family="graphic" style:parent-style-name="measure" style:list-style-name="L1">
      <style:graphic-properties draw:textarea-vertical-align="middle" draw:line-distance="1.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1" style:font-name-asian="Times New Roman1" style:font-name-complex="Times New Roman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726cm" svg:height="1.725cm" svg:x="7.18cm" svg:y="7cm">
          <text:p text:style-name="P1">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26cm" svg:height="1.726cm" svg:x="3.428cm" svg:y="9.588cm">
          <text:p text:style-name="P1">v'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31cm" svg:y1="8.466cm" svg:x2="4.722cm" svg:y2="9.674cm">
          <text:p/>
        </draw:line>
        <draw:line draw:style-name="gr2" draw:text-style-name="P1" draw:layer="layout" svg:x1="8.689cm" svg:y1="8.466cm" svg:x2="11.708cm" svg:y2="9.587cm">
          <text:p/>
        </draw:line>
        <draw:line draw:style-name="gr2" draw:text-style-name="P1" draw:layer="layout" svg:x1="3.687cm" svg:y1="11.14cm" svg:x2="2.652cm" svg:y2="12.52cm">
          <text:p/>
        </draw:line>
        <draw:line draw:style-name="gr2" draw:text-style-name="P1" draw:layer="layout" svg:x1="4.98cm" svg:y1="11.14cm" svg:x2="6.015cm" svg:y2="12.52cm">
          <text:p/>
        </draw:line>
        <draw:custom-shape draw:style-name="gr1" draw:text-style-name="P1" draw:layer="layout" svg:width="3.019cm" svg:height="2.674cm" svg:x="1.099cm" svg:y="12.434cm">
          <text:p text:style-name="P1">T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501cm" svg:height="1.984cm" svg:x="4.722cm" svg:y="12.52cm">
          <text:p text:style-name="P1">T2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933cm" svg:height="2.717cm" svg:x="10.242cm" svg:y="9.501cm">
          <text:p text:style-name="P1">T3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636cm" svg:y1="14.504cm" svg:x2="11.364cm" svg:y2="14.504cm">
          <text:p/>
        </draw:line>
        <draw:line draw:style-name="gr3" draw:text-style-name="P1" draw:layer="layout" svg:x1="3.084cm" svg:y1="15.108cm" svg:x2="15.073cm" svg:y2="15.108cm">
          <text:p/>
        </draw:line>
        <draw:line draw:style-name="gr3" draw:text-style-name="P1" draw:layer="layout" svg:x1="10.674cm" svg:y1="12.262cm" svg:x2="14.642cm" svg:y2="12.262cm">
          <text:p/>
        </draw:line>
        <draw:measure draw:style-name="gr4" draw:text-style-name="P2" draw:layer="measurelines" svg:x1="13.26cm" svg:y1="12.261cm" svg:x2="13.26cm" svg:y2="15.108cm">
          <text:p text:style-name="P2"><text:span text:style-name="T1">≤ </text:span><text:span text:style-name="T1">2</text:span></text:p>
        </draw:measure>
        <draw:measure draw:style-name="gr5" draw:text-style-name="P2" draw:layer="layout" svg:x1="9.552cm" svg:y1="14.504cm" svg:x2="9.552cm" svg:y2="15.108cm">
          <text:p text:style-name="P2"><text:span text:style-name="T1">≤ </text:span><text:span text:style-name="T1">1</text:span></text:p>
        </draw:measure>
        <draw:custom-shape draw:style-name="gr1" draw:text-style-name="P1" draw:layer="layout" svg:width="1.786cm" svg:height="1.786cm" svg:x="20.32cm" svg:y="6.912cm">
          <text:p text:style-name="P1">v'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87cm" svg:height="1.785cm" svg:x="24.145cm" svg:y="9.627cm">
          <text:p text:style-name="P1">v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1.972cm" svg:y1="8.431cm" svg:x2="24.65cm" svg:y2="9.681cm">
          <text:p/>
        </draw:line>
        <draw:line draw:style-name="gr2" draw:text-style-name="P1" draw:layer="layout" svg:x1="20.544cm" svg:y1="8.431cm" svg:x2="17.419cm" svg:y2="9.592cm">
          <text:p/>
        </draw:line>
        <draw:line draw:style-name="gr2" draw:text-style-name="P1" draw:layer="layout" svg:x1="25.722cm" svg:y1="11.198cm" svg:x2="26.793cm" svg:y2="12.626cm">
          <text:p/>
        </draw:line>
        <draw:line draw:style-name="gr2" draw:text-style-name="P1" draw:layer="layout" svg:x1="24.382cm" svg:y1="11.198cm" svg:x2="23.311cm" svg:y2="12.626cm">
          <text:p/>
        </draw:line>
        <draw:custom-shape draw:style-name="gr1" draw:text-style-name="P1" draw:layer="layout" svg:width="3.125cm" svg:height="2.768cm" svg:x="25.274cm" svg:y="12.537cm">
          <text:p text:style-name="P1">T3</text:p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59cm" svg:height="2.053cm" svg:x="22.06cm" svg:y="12.627cm">
          <text:p text:style-name="P1">T2</text:p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037cm" svg:height="2.811cm" svg:x="15.899cm" svg:y="9.502cm">
          <text:p text:style-name="P1">T1</text:p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2cm" svg:height="1.6cm" svg:x="11.6cm" svg:y="6.1cm">
          <text:p text:style-name="P1">Rechtsrot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0.891cm" svg:height="0.958cm" svg:x="7.709cm" svg:y="10.342cm">
          <draw:text-box>
            <text:p>T</text:p>
          </draw:text-box>
        </draw:frame>
        <draw:frame draw:style-name="gr6" draw:layer="layout" svg:width="1.006cm" svg:height="0.958cm" svg:x="20.8cm" svg:y="10.5cm">
          <draw:text-box>
            <text:p>T'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adornments="Standard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de" fo:country="DE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1-07T23:48:17</meta:creation-date>
    <dc:date>2013-08-21T19:45:27.105827816</dc:date>
    <dc:creator>Stefan Hildebrand</dc:creator>
    <meta:editing-duration>PT45S</meta:editing-duration>
    <meta:editing-cycles>4</meta:editing-cycles>
    <meta:generator>LibreOffice/4.1.0.4$Linux_X86_64 LibreOffice_project/410m0$Build-4</meta:generator>
    <meta:document-statistic meta:object-count="26"/>
  </office:meta>
</office:document-meta>
</file>